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4.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Controle de Fluxo em Loops JavaScript: Desvendando <text:span text:style-name="Source_20_Text">break</text:span> e <text:span text:style-name="Source_20_Text">continue</text:span></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Introdução às Funções em JavaScript</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Funções com Retorno em JavaScript</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Dominando Funções Parametrizadas em JavaScript</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7">Método de Uso</text:p>
          </table:table-cell>
          <table:table-cell table:style-name="Tabela5.B1" office:value-type="string">
            <text:p text:style-name="P7">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12:28:50.008481209</dc:date>
    <meta:editing-duration>PT2H30M39S</meta:editing-duration>
    <meta:editing-cycles>8</meta:editing-cycles>
    <meta:generator>LibreOffice/25.8.4.2$Linux_X86_64 LibreOffice_project/290daaa01b999472f0c7a3890eb6a550fd74c6df</meta:generator>
    <meta:document-statistic meta:table-count="5" meta:image-count="0" meta:object-count="0" meta:page-count="29" meta:paragraph-count="494" meta:word-count="9806" meta:character-count="59375" meta:non-whitespace-character-count="49921"/>
  </office:meta>
</office:document-meta>
</file>